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7 : Traitement des signaux</text:p>
      <text:p text:style-name="Standard"/>
      <text:p text:style-name="Standard">Exercice 1 :</text:p>
      <text:p text:style-name="Standard"/>
      <text:p text:style-name="Standard">Lorsque on tape kill -USR1 4898 dans une autre console, il s'affiche dans la première console : </text:p>
      <text:p text:style-name="Standard">« Signal #1 défini par l'usager  »</text:p>
      <text:p text:style-name="Standard">Il n'affiche donc pas le processus de fin.</text:p>
      <text:p text:style-name="Standard"/>
      <text:p text:style-name="Standard">Si on modifie le programme, voilà ce qui s'affiche : </text:p>
      <text:p text:style-name="Standard">« Signal recu 10 </text:p>
      <text:p text:style-name="Standard">fin processus  »</text:p>
      <text:p text:style-name="Standard">Le processus affiche donc le message de fin.</text:p>
      <text:p text:style-name="Standard"/>
      <text:p text:style-name="Standard"/>
      <text:p text:style-name="Standard">Exercice 2 :</text:p>
      <text:p text:style-name="Standard">A chaque fois qu'on tape Ctrl + C pendant l’exécution du programme, on peut lire dans la console : </text:p>
      <text:p text:style-name="Standard">« signal reçu 2  »</text:p>
      <text:p text:style-name="Standard">Pour arrêter le programme il faut faire Ctrl + Z : <text:s/>« [1]+ <text:s/>Stoppé »</text:p>
      <text:p text:style-name="Standard"/>
      <text:p text:style-name="Standard"/>
      <text:p text:style-name="Standard">Exercice 3 : </text:p>
      <text:p text:style-name="Standard"/>
      <text:p text:style-name="Standard">Affichage :</text:p>
      <text:p text:style-name="Standard">signal reçu</text:p>
      <text:p text:style-name="Standard">fin du pere</text:p>
      <text:p text:style-name="Standard"/>
      <text:p text:style-name="Standard">Puis après quelques secondes : fin du fils.</text:p>
      <text:p text:style-name="Standard"/>
      <text:p text:style-name="Standard">Exercice 4 :</text:p>
      <text:p text:style-name="Standard">Ce programme créé une alarme qui s'affiche une seconde après le lancement du programme :</text:p>
      <text:p text:style-name="Standard">« l'alarme sonne ! »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DRAY UGO</meta:initial-creator>
    <meta:creation-date>2014-11-19T10:43:00</meta:creation-date>
    <dc:date>2014-11-26T12:02:20</dc:date>
    <dc:creator>ZOUHIRI MALIK</dc:creator>
    <meta:editing-duration>PT44M40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48" meta:character-count="748" meta:non-whitespace-character-count="611"/>
  </office:meta>
</office:document-meta>
</file>